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istentialism</text:p>
      <text:p text:style-name="P1"/>
      <text:p text:style-name="P1">As noted elsewhere, my Christian Pentecostal friends may regard the use of even the word ...philosophy as a sign of my infidelity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5T13:37:46.05</meta:creation-date>
    <dc:date>2024-11-05T14:41:45.38</dc:date>
    <meta:editing-duration>PT37M15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23" meta:character-count="145"/>
  </office:meta>
</office:document-meta>
</file>